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4-12-3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4-01-2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3-01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2-01-1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1-01-1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0-01-1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9-01-1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8-01-0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6-12-28 21:09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6-01-06 17:00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5-01-15 15:43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4-01-08 20:51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3-01-11 16:24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2-01-04 17:3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0-12-29 22:03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0-01-14 21:11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9-01-12 19:15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8-01-02 21:5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7-01-12 16:40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6-01-06 18:16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5-01-15 15:29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3-01-16 21:32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2-01-07 23:26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1-01-04 22:29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9-01-08 16:53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8-01-06 19:2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23098420201</text:p>
          </table:table-cell>
          <table:table-cell office:value-type="string" calcext:value-type="string">
            <text:p>25S 13W 36DCC 01</text:p>
          </table:table-cell>
          <table:table-cell office:value-type="string" calcext:value-type="string">
            <text:p>198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6" meta:object-count="0"/>
    <meta:user-defined meta:name="AppVersion">3.0</meta:user-defined>
  </office:meta>
</office:document-meta>
</file>